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writing-mode="lr-tb"/>
    </style:style>
    <style:style style:name="P2" style:family="paragraph" style:parent-style-name="Text_20_body">
      <style:paragraph-properties fo:margin-left="0in" fo:margin-right="0in" fo:text-indent="0in" style:auto-text-indent="false" style:writing-mode="lr-tb"/>
    </style:style>
    <style:style style:name="P3" style:family="paragraph" style:parent-style-name="Heading_20_1">
      <style:paragraph-properties fo:margin-left="0in" fo:margin-right="0in" fo:text-align="start" style:justify-single-word="false" fo:text-indent="0in" style:auto-text-indent="false" style:writing-mode="lr-tb"/>
    </style:style>
    <style:style style:name="P4" style:family="paragraph" style:parent-style-name="Text_20_body" style:list-style-name="L1">
      <style:paragraph-properties fo:margin-left="0in" fo:margin-right="0in" fo:text-indent="0in" style:auto-text-indent="false" style:writing-mode="lr-tb"/>
    </style:style>
    <style:style style:name="P5" style:family="paragraph" style:parent-style-name="Text_20_body" style:list-style-name="L2">
      <style:paragraph-properties fo:margin-left="0in" fo:margin-right="0in" fo:text-indent="0in" style:auto-text-indent="false" style:writing-mode="lr-tb"/>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yui_3_18_1_1_1757940358486_361"/>Exercício Geral do Conteúdo de Terceiro Bimestre</text:h>
      <text:p text:style-name="P2">Desenvolver a atividade com base no referencial teórico da disciplina.</text:p>
      <text:p text:style-name="Text_20_body"/>
      <text:p text:style-name="P2">Contexto do Sistema</text:p>
      <text:p text:style-name="P2">Imagine uma empresa de varejo (como uma loja virtual ou delivery de alimentos) que recebe dezenas ou centenas de pedidos por dia, oriundos de vários canais de venda (site, aplicativo móvel, telefone ou presencial). Assim que o cliente realiza o pedido, o sistema registra suas informações (nome, endereço, telefone, itens solicitados e opção de entrega) e realiza a validação do estoque daquele produto em tempo real.</text:p>
      <text:p text:style-name="P2">O próximo passo é o planejamento da logística. O sistema calcula a melhor rota para a entrega, define qual veículo e entregador estará responsável e disponibiliza essas informações em uma plataforma para acompanhamento da equipe interna e do cliente final. Todo o processo é monitorado: a empresa pode rastrear o entregador e o cliente recebe notificações do andamento de seu pedido até a confirmação da entrega.</text:p>
      <text:p text:style-name="P2">Após a entrega, o sistema ainda permite coletar assinaturas digitais, imagens, enviar notificações de recebimento e registrar possíveis ocorrências, fechando o ciclo de modo organizado e transparente, tanto para a empresa quanto para o consumidor.</text:p>
      <text:p text:style-name="Text_20_body"/>
      <text:p text:style-name="P2">Características Principais</text:p>
      <text:p text:style-name="P2">• Cadastro de clientes, entregadores e produtos.</text:p>
      <text:p text:style-name="P2">• Registro de pedidos em múltiplos canais.</text:p>
      <text:p text:style-name="P2">• Verificação automática do estoque.</text:p>
      <text:p text:style-name="P2">• Planejamento e monitoramento de rotas e entregas.</text:p>
      <text:p text:style-name="P2">• Rastreamento em tempo real e comunicação direta com clientes.</text:p>
      <text:p text:style-name="P2">• Confirmação da entrega (assinatura digital, foto etc.).</text:p>
      <text:p text:style-name="P2">• Geração de relatórios e histórico de pedidos/entregas.</text:p>
      <text:p text:style-name="Text_20_body"/>
      <text:p text:style-name="P2">⚙️⚙️⚙️⚙️⚙️⚙️⚙️⚙️⚙️⚙️⚙️⚙️⚙️⚙️⚙️⚙️⚙️⚙️⚙️⚙️⚙️⚙️⚙️⚙️⚙️⚙️⚙️</text:p>
      <text:h text:style-name="P1" text:outline-level="1">Capítulo 24 : Gerenciamento de qualidade</text:h>
      <text:p text:style-name="P2">SOMMERVILLE, I. Engenharia de software. 9 ed. tradução Ivan Bosnic e Kalinka G.de O. Gonçalves; revisão técnica Kechi Hirama. São Paulo : Pearson Prentice Hall, 2011. (Disponível na Biblioteca da  UFGD)</text:p>
      <text:p text:style-name="Text_20_body"><text:soft-page-break/></text:p>
      <text:p text:style-name="P2"><text:span text:style-name="Strong_20_Emphasis">Atividade 1, a partir do contexto:</text:span></text:p>
      <text:p text:style-name="P2">1 - Defina o objetivo e os critérios <text:bookmark text:name="docs-internal-guid-95c9857d-7fff-fe7c-1eeb-c9d4d4d541e6"/>(atributos) de qualidade para um plano de qualidade para o desenvolvimento do sistema do contexto. Qualidade do Produto.</text:p>
      <text:p text:style-name="Text_20_body"/>
      <text:p text:style-name="P2">2 - Indique os padrões de qualidade a serem aplicados.</text:p>
      <text:p text:style-name="Text_20_body"/>
      <text:p text:style-name="P2">3 - Defina as ferramentas e técnicas para o plano de qualidade.</text:p>
      <text:p text:style-name="Text_20_body"/>
      <text:p text:style-name="P2">4 - Indique as métricas de acompanhamento.</text:p>
      <text:p text:style-name="Text_20_body"/>
      <text:p text:style-name="P2">⚙️⚙️⚙️⚙️⚙️⚙️⚙️⚙️⚙️⚙️⚙️⚙️⚙️⚙️⚙️⚙️⚙️⚙️⚙️⚙️⚙️⚙️⚙️⚙️⚙️⚙️⚙️</text:p>
      <text:h text:style-name="P1" text:outline-level="1">Capítulo 25 : Gerenciamento de configuração</text:h>
      <text:p text:style-name="P2">SOMMERVILLE, I. Engenharia de software. 9 ed. tradução Ivan Bosnic e Kalinka G.de O. Gonçalves; revisão técnica Kechi Hirama. São Paulo : Pearson Prentice Hall, 2011. (Disponível na Biblioteca da  UFGD)</text:p>
      <text:p text:style-name="Text_20_body"/>
      <text:p text:style-name="P2"><text:span text:style-name="Strong_20_Emphasis">Atividade 2:</text:span></text:p>
      <text:list text:style-name="L1">
        <text:list-item>
          <text:p text:style-name="P4">Especifique um plano de gerenciamento de mudanças (identificação das mudanças, avaliação do impacto, planejamento e comunicação)</text:p>
        </text:list-item>
      </text:list>
      <text:p text:style-name="Text_20_body"/>
      <text:list text:style-name="L2">
        <text:list-item>
          <text:p text:style-name="P5">Especifique um plano de gerenciamento de controle de versão indicando quais os recursos serão usados.</text:p>
        </text:list-item>
      </text:list>
      <text:p text:style-name="Text_20_body"/>
      <text:p text:style-name="P2">⚙️⚙️⚙️⚙️⚙️⚙️⚙️⚙️⚙️⚙️⚙️⚙️⚙️⚙️⚙️⚙️⚙️⚙️⚙️⚙️⚙️⚙️⚙️⚙️⚙️⚙️⚙️</text:p>
      <text:p text:style-name="Text_20_body"/>
      <text:h text:style-name="P1" text:outline-level="1">Capítulo 26 : Melhorias de processos</text:h>
      <text:p text:style-name="P2">SOMMERVILLE, I. Engenharia de software. 9 ed. tradução Ivan Bosnic e Kalinka G.de O. Gonçalves; revisão técnica Kechi Hirama. São Paulo : Pearson Prentice Hall, 2011. (Disponível na Biblioteca da  UFGD)</text:p>
      <text:p text:style-name="Text_20_body"/>
      <text:p text:style-name="P2"><text:span text:style-name="Strong_20_Emphasis">Atividade 3, a partir do contexto:</text:span></text:p>
      <text:p text:style-name="P2"><text:soft-page-break/>1 - Para a melhoria do processo de desenvolvimento do sistema, aplique a técnica GQM</text:p>
      <text:p text:style-name="P2">a. Definição do Objetivo (Goal)</text:p>
      <text:p text:style-name="P2">b. Formulação das Questões (Questions)</text:p>
      <text:p text:style-name="P2">c. Definição das Métricas (Metrics)</text:p>
      <text:p text:style-name="Text_20_body"/>
      <text:p text:style-name="P2">2. Esquematização da Coleta e Interpretação <text:bookmark text:name="docs-internal-guid-760202c3-7fff-b0f0-44d3-aefec8ef791e"/>das métricas</text:p>
      <text:p text:style-name="Text_20_body"/>
      <text:p text:style-name="P2">3. Quais os aspectos da análise de processo você empregaria para melhorar o processo.</text:p>
      <text:p text:style-name="Standard"/>
      <text:p text:style-name="Standard"/>
      <text:p text:style-name="Standard"/>
      <text:p text:style-name="Standard">------------------------------------------------------------------------------------------------------------------------</text:p>
      <text:p text:style-name="Standard"/>
      <text:p text:style-name="Standard"/>
      <text:h text:style-name="Heading_20_1" text:outline-level="1">Relatório de Análise do Sistema de Logística</text:h>
      <text:p text:style-name="Text_20_body">Este relatório detalha a aplicação de conceitos de engenharia de software para a análise de um sistema de logística de varejo, com base nas atividades propostas.</text:p>
      <text:h text:style-name="Heading_20_3" text:outline-level="3">Atividade 1: Gerenciamento de Qualidade</text:h>
      <text:p text:style-name="Text_20_body"><text:span text:style-name="Strong_20_Emphasis">1. Objetivo e Critérios de Qualidade</text:span></text:p>
      <text:list text:style-name="L3">
        <text:list-item>
          <text:p text:style-name="P6"><text:span text:style-name="Strong_20_Emphasis">Objetivo Principal:</text:span> Assegurar a confiabilidade e a precisão do serviço de logística, com foco em minimizar erros críticos, especialmente no cálculo de rotas.</text:p>
        </text:list-item>
        <text:list-item>
          <text:p text:style-name="P6"><text:span text:style-name="Strong_20_Emphasis">Critérios de Qualidade (do Produto):</text:span></text:p>
          <text:list>
            <text:list-item>
              <text:p text:style-name="P6"><text:span text:style-name="Strong_20_Emphasis">Disponibilidade:</text:span> O sistema deve operar de forma contínua, permitindo que os pedidos sejam registrados e rastreados a qualquer momento.</text:p>
            </text:list-item>
            <text:list-item>
              <text:p text:style-name="P6"><text:span text:style-name="Strong_20_Emphasis">Confiabilidade:</text:span> O cálculo de rotas e a validação de estoque precisam ser consistentemente precisos.</text:p>
            </text:list-item>
            <text:list-item>
              <text:p text:style-name="P6"><text:span text:style-name="Strong_20_Emphasis">Eficiência de Desempenho:</text:span> O sistema deve ter um tempo de resposta rápido para a validação de estoque e o processamento de pedidos.</text:p>
            </text:list-item>
            <text:list-item>
              <text:p text:style-name="P6"><text:span text:style-name="Strong_20_Emphasis">Usabilidade:</text:span> As interfaces para clientes, entregadores e equipe interna devem ser intuitivas e fáceis de usar.</text:p>
            </text:list-item>
          </text:list>
        </text:list-item>
      </text:list>
      <text:p text:style-name="Text_20_body"><text:span text:style-name="Strong_20_Emphasis">2. Padrões de Qualidade</text:span></text:p>
      <text:list text:style-name="L4">
        <text:list-item>
          <text:p text:style-name="P7"><text:span text:style-name="Strong_20_Emphasis">Padrão de Processo:</text:span> A equipe de desenvolvimento deve adotar um processo de <text:span text:style-name="Strong_20_Emphasis">revisão de código formal</text:span> para o módulo de cálculo de rotas, seguido por uma reunião para garantir que as melhores práticas de codificação foram seguidas.</text:p>
        </text:list-item>
        <text:list-item>
          <text:p text:style-name="P7"><text:soft-page-break/><text:span text:style-name="Strong_20_Emphasis">Padrão de Produto:</text:span> A funcionalidade de rastreamento deve garantir que a localização do entregador seja atualizada a cada 10 segundos, com uma margem de erro máxima de 5 metros.</text:p>
        </text:list-item>
      </text:list>
      <text:p text:style-name="Text_20_body"><text:span text:style-name="Strong_20_Emphasis">3. Ferramentas e Técnicas</text:span></text:p>
      <text:list text:style-name="L5">
        <text:list-item>
          <text:p text:style-name="P8"><text:span text:style-name="Strong_20_Emphasis">Ferramentas:</text:span></text:p>
          <text:list>
            <text:list-item>
              <text:p text:style-name="P8"><text:span text:style-name="Strong_20_Emphasis">Testes Automatizados (Mocha, Jest):</text:span> Para validar o comportamento do código.</text:p>
            </text:list-item>
            <text:list-item>
              <text:p text:style-name="P8"><text:span text:style-name="Strong_20_Emphasis">Docker:</text:span> Para criar ambientes de teste isolados e padronizados.</text:p>
            </text:list-item>
            <text:list-item>
              <text:p text:style-name="P8"><text:span text:style-name="Strong_20_Emphasis">Ferramentas de Monitoramento:</text:span> Para acompanhar o desempenho do sistema em tempo real.</text:p>
            </text:list-item>
          </text:list>
        </text:list-item>
        <text:list-item>
          <text:p text:style-name="P8"><text:span text:style-name="Strong_20_Emphasis">Técnicas:</text:span></text:p>
          <text:list>
            <text:list-item>
              <text:p text:style-name="P8"><text:span text:style-name="Strong_20_Emphasis">Revisão de Código:</text:span> Para garantir a qualidade do código antes de sua integração.</text:p>
            </text:list-item>
            <text:list-item>
              <text:p text:style-name="P8"><text:span text:style-name="Strong_20_Emphasis">Testes de Usabilidade:</text:span> Para avaliar a facilidade de uso do sistema por todos os usuários.</text:p>
            </text:list-item>
            <text:list-item>
              <text:p text:style-name="P8"><text:span text:style-name="Strong_20_Emphasis">Testes de Estresse:</text:span> Para verificar o comportamento do sistema sob carga máxima.</text:p>
            </text:list-item>
          </text:list>
        </text:list-item>
      </text:list>
      <text:p text:style-name="Text_20_body"><text:span text:style-name="Strong_20_Emphasis">4. Métricas de Acompanhamento</text:span></text:p>
      <text:list text:style-name="L6">
        <text:list-item>
          <text:p text:style-name="P9"><text:span text:style-name="Strong_20_Emphasis">Precisão de Rotas:</text:span> Medir a <text:span text:style-name="Strong_20_Emphasis">taxa de sucesso do cálculo de rota</text:span> e o <text:span text:style-name="Strong_20_Emphasis">tempo médio de cálculo da rota</text:span>.</text:p>
        </text:list-item>
        <text:list-item>
          <text:p text:style-name="P9"><text:span text:style-name="Strong_20_Emphasis">Disponibilidade:</text:span> Medir o <text:span text:style-name="Strong_20_Emphasis">"uptime"</text:span> do sistema, com a meta de 99,9% ou mais.</text:p>
        </text:list-item>
        <text:list-item>
          <text:p text:style-name="P9"><text:span text:style-name="Strong_20_Emphasis">Velocidade:</text:span> Acompanhar o <text:span text:style-name="Strong_20_Emphasis">tempo de resposta do sistema</text:span> para ações críticas, como a validação de estoque.</text:p>
        </text:list-item>
      </text:list>
      <text:h text:style-name="Heading_20_3" text:outline-level="3">Atividade 2: Gerenciamento de Configuração</text:h>
      <text:p text:style-name="Text_20_body"><text:span text:style-name="Strong_20_Emphasis">1. Plano de Gerenciamento de Mudanças</text:span></text:p>
      <text:list text:style-name="L7">
        <text:list-item>
          <text:p text:style-name="P10"><text:span text:style-name="Strong_20_Emphasis">Identificação:</text:span> Novas funcionalidades serão identificadas pela criação de branches separadas no <text:span text:style-name="Strong_20_Emphasis">Git</text:span> (ex: <text:span text:style-name="Source_20_Text">feature/clientes</text:span>).</text:p>
        </text:list-item>
        <text:list-item>
          <text:p text:style-name="P10"><text:span text:style-name="Strong_20_Emphasis">Avaliação de Impacto:</text:span> A avaliação de impacto será realizada em reuniões diárias, com a aprovação do líder de módulo via <text:span text:style-name="Source_20_Text">pull requests</text:span>.</text:p>
        </text:list-item>
        <text:list-item>
          <text:p text:style-name="P10"><text:span text:style-name="Strong_20_Emphasis">Planejamento:</text:span> O desenvolvimento das mudanças ocorrerá de forma isolada em branches específicas.</text:p>
        </text:list-item>
        <text:list-item>
          <text:p text:style-name="P10"><text:span text:style-name="Strong_20_Emphasis">Comunicação:</text:span> As alterações serão comunicadas através de comentários detalhados nos <text:span text:style-name="Source_20_Text">pull requests</text:span> e nas reuniões diárias.</text:p>
        </text:list-item>
      </text:list>
      <text:p text:style-name="Text_20_body"><text:span text:style-name="Strong_20_Emphasis">2. Plano de Gerenciamento de Controle de Versão</text:span></text:p>
      <text:list text:style-name="L8">
        <text:list-item>
          <text:p text:style-name="P11"><text:span text:style-name="Strong_20_Emphasis">Recursos Versionados:</text:span> O plano incluirá o controle de versão de:</text:p>
          <text:list>
            <text:list-item>
              <text:p text:style-name="P11"><text:span text:style-name="Strong_20_Emphasis">Código-fonte:</text:span> (linguagens de programação)</text:p>
            </text:list-item>
            <text:list-item>
              <text:p text:style-name="P11"><text:span text:style-name="Strong_20_Emphasis">Scripts de Migração de Banco de Dados:</text:span> (arquivos SQL)</text:p>
            </text:list-item>
            <text:list-item>
              <text:p text:style-name="P11"><text:soft-page-break/><text:span text:style-name="Strong_20_Emphasis">Arquivos de Configuração:</text:span> (variáveis de ambiente, chaves de API)</text:p>
            </text:list-item>
            <text:list-item>
              <text:p text:style-name="P11"><text:span text:style-name="Strong_20_Emphasis">Documentação Técnica:</text:span> (diagramas, manuais de uso)</text:p>
            </text:list-item>
          </text:list>
        </text:list-item>
        <text:list-item>
          <text:p text:style-name="P11"><text:span text:style-name="Strong_20_Emphasis">Recurso Utilizado:</text:span> O sistema de controle de versão <text:span text:style-name="Strong_20_Emphasis">Git</text:span> será usado para gerenciar todos os arquivos do projeto.</text:p>
        </text:list-item>
      </text:list>
      <text:h text:style-name="Heading_20_3" text:outline-level="3">Atividade 3: Melhorias de Processos</text:h>
      <text:p text:style-name="Text_20_body"><text:span text:style-name="Strong_20_Emphasis">1. Aplicação da Técnica GQM (Goal-Question-Metric)</text:span></text:p>
      <text:list text:style-name="L9">
        <text:list-item>
          <text:p text:style-name="P12"><text:span text:style-name="Strong_20_Emphasis">Goal (Objetivo):</text:span> Focar na qualidade do código e na eficiência do desenvolvimento.</text:p>
        </text:list-item>
        <text:list-item>
          <text:p text:style-name="P12"><text:span text:style-name="Strong_20_Emphasis">Questions (Questões):</text:span></text:p>
          <text:list>
            <text:list-item>
              <text:p text:style-name="P12">"A qualidade do código impacta no desenvolvimento eficiente da aplicação?"</text:p>
            </text:list-item>
            <text:list-item>
              <text:p text:style-name="P12">"O time está sendo guiado de boa maneira tal que isso impacta no desenvolvimento do código de forma eficiente?"</text:p>
            </text:list-item>
          </text:list>
        </text:list-item>
        <text:list-item>
          <text:p text:style-name="P12"><text:span text:style-name="Strong_20_Emphasis">Metrics (Métricas):</text:span></text:p>
          <text:list>
            <text:list-item>
              <text:p text:style-name="P12"><text:span text:style-name="Strong_20_Emphasis">Taxa de Defeitos por Módulo:</text:span> Para medir a qualidade do código.</text:p>
            </text:list-item>
            <text:list-item>
              <text:p text:style-name="P12"><text:span text:style-name="Strong_20_Emphasis">Tempo Médio de Conclusão de Tarefas:</text:span> Para medir a eficiência da equipe.</text:p>
            </text:list-item>
          </text:list>
        </text:list-item>
      </text:list>
      <text:p text:style-name="Text_20_body"><text:span text:style-name="Strong_20_Emphasis">2. Esquematização da Coleta e Interpretação</text:span></text:p>
      <text:list text:style-name="L10">
        <text:list-item>
          <text:p text:style-name="P13"><text:span text:style-name="Strong_20_Emphasis">Coleta:</text:span> As métricas seriam coletadas por meio de ferramentas de gerenciamento de projetos e pelo <text:span text:style-name="Strong_20_Emphasis">Git</text:span>, onde as falhas seriam registradas como "issues".</text:p>
        </text:list-item>
        <text:list-item>
          <text:p text:style-name="P13"><text:span text:style-name="Strong_20_Emphasis">Interpretação:</text:span> Um aumento na taxa de defeitos indicaria a necessidade de analisar o processo de desenvolvimento e identificar possíveis problemas.</text:p>
        </text:list-item>
      </text:list>
      <text:p text:style-name="Text_20_body"><text:span text:style-name="Strong_20_Emphasis">3. Análise de Processo</text:span></text:p>
      <text:list text:style-name="L11">
        <text:list-item>
          <text:p text:style-name="P14">A análise de processo se concentraria em três pilares principais para encontrar a causa raiz de problemas:</text:p>
          <text:list>
            <text:list-item>
              <text:p text:style-name="P14"><text:span text:style-name="Strong_20_Emphasis">Organização e Liderança:</text:span> Avaliando a clareza dos papéis e a eficácia da comunicação da liderança.</text:p>
            </text:list-item>
            <text:list-item>
              <text:p text:style-name="P14"><text:span text:style-name="Strong_20_Emphasis">Pessoas:</text:span> Identificando a necessidade de treinamento e o nível de conhecimento da equipe.</text:p>
            </text:list-item>
            <text:list-item>
              <text:p text:style-name="P14"><text:span text:style-name="Strong_20_Emphasis">Processo de Engenharia de Software:</text:span> Revisando as metodologias e técnicas usadas no desenvolvimento.</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08:44:36.777585222</meta:creation-date>
    <meta:generator>LibreOffice/24.2.7.2$Linux_X86_64 LibreOffice_project/420$Build-2</meta:generator>
    <dc:date>2025-09-15T12:41:11.611432382</dc:date>
    <meta:editing-duration>PT17M13S</meta:editing-duration>
    <meta:editing-cycles>4</meta:editing-cycles>
    <meta:document-statistic meta:table-count="0" meta:image-count="0" meta:object-count="0" meta:page-count="5" meta:paragraph-count="95" meta:word-count="1225" meta:character-count="7960" meta:non-whitespace-character-count="6871"/>
  </office:meta>
</office:document-meta>
</file>